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ndpointSupport.getKey( ServiceEndpoint endpoi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ndpointSupport.getKey( QName service , String endpo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EndpointSupport.getUniqueKey( ServiceEndpoint endpoi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ndpointSupport.EndpointSup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